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3.936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874in"/>
    </style:style>
    <style:style style:name="co6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1.9689in"/>
    </style:style>
    <style:style style:name="co8" style:family="table-column">
      <style:table-column-properties fo:break-before="auto" style:column-width="5.90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fo:padding="0.0335in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ackground-color="#e6e6e6" fo:border="0.0008in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08in solid #000000" fo:padding="0.0335in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08in solid #000000" fo:padding="0.0335in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08in solid #000000" fo:padding="0.0335in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order-left="0.0008in solid #000000" fo:padding="0.0335in" fo:border-right="0.0008in solid #000000" fo:border-top="0.0154in double #000000" style:border-line-width-top="0.0008in 0.0138in 0.0008in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0008in solid #000000" fo:padding="0.0335in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wrap-option="wrap" fo:border="0.0008in solid #000000" fo:padding="0.0335in" style:vertical-align="middle"/>
      <style:paragraph-properties fo:text-align="start" fo:margin-left="0in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08in solid #000000" fo:padding="0.0335in" style:vertical-align="top"/>
      <style:paragraph-properties fo:text-align="start" fo:margin-left="0in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08in solid #000000" fo:padding="0.0335in" style:vertical-align="top"/>
      <style:paragraph-properties fo:text-align="start" fo:margin-left="0in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padding="0.0335in" fo:border-right="0.0008in solid #000000" fo:border-top="0.0154in double #000000" style:border-line-width-top="0.0008in 0.0138in 0.0008in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008in solid #000000" fo:padding="0.0335in" style:vertical-align="middle"/>
      <style:paragraph-properties fo:text-align="end" fo:margin-left="0in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border="0.0008in solid #000000" fo:padding="0.0335in" style:vertical-align="middl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 fo:border="0.0008in solid #000000" fo:padding="0.0335in" style:vertical-align="middle"/>
      <style:paragraph-properties fo:text-align="end" fo:margin-left="0in"/>
    </style:style>
    <style:style style:name="ce21" style:family="table-cell" style:parent-style-name="Default">
      <style:table-cell-properties fo:background-color="#e6e6ff" style:text-align-source="fix" style:repeat-content="false" fo:border="0.0008in solid #000000" fo:padding="0.0335in" style:vertical-align="middle"/>
      <style:paragraph-properties fo:text-align="end" fo:margin-left="0in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08in solid #000000" fo:padding="0.0335in" style:vertical-align="middle"/>
      <style:paragraph-properties fo:text-align="center" fo:margin-left="0in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3" style:family="table-cell" style:parent-style-name="Default">
      <style:table-cell-properties fo:background-color="#e6e6ff" style:cell-protect="none" style:print-content="true" style:text-align-source="fix" style:repeat-content="false" fo:border="0.0008in solid #000000" fo:padding="0.0335in" style:vertical-align="middle"/>
      <style:paragraph-properties fo:text-align="center" fo:margin-left="0in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Mario Batres&quot;;&quot;Axel Ruiz&quot;;&quot;Daniel Castillo&quot;)" table:allow-empty-cell="true" table:display-list="unsorted" table:base-cell-address="Backlog.J7"/>
        <table:content-validation table:name="val4" table:condition="of:cell-content-is-in-list(&quot;Terminado&quot;;&quot;En Curso&quot;;&quot;Pendiente&quot;)" table:allow-empty-cell="true" table:display-list="unsorted" table:base-cell-address="Backlog.K7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3" table:default-cell-style-name="ce15"/>
        <table:table-column table:style-name="co5" table:default-cell-style-name="ce18"/>
        <table:table-column table:style-name="co5" table:default-cell-style-name="ce20"/>
        <table:table-column table:style-name="co5" table:default-cell-style-name="ce10"/>
        <table:table-column table:style-name="co6" table:default-cell-style-name="ce10"/>
        <table:table-column table:style-name="co5" table:default-cell-style-name="ce22"/>
        <table:table-column table:style-name="co8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8" office:value-type="string" table:number-columns-spanned="11" table:number-rows-spanned="1">
            <text:p>Product Backlog (Versión 1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ción del diagrama ER de la base de datos</text:p>
          </table:table-cell>
          <table:table-cell office:value-type="string">
            <text:p>Se debe de crear el modelo de base de datos sobre el cual funcionara el sistema</text:p>
          </table:table-cell>
          <table:table-cell office:value-type="float" office:value="24">
            <text:p>24</text:p>
          </table:table-cell>
          <table:table-cell table:formula="of:=[.G5]/[Descripción.C25]" office:value-type="float" office:value="8">
            <text:p>8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4" office:value-type="string">
            <text:p>Integración de frameworks de trabajo</text:p>
          </table:table-cell>
          <table:table-cell table:style-name="ce16" office:value-type="string">
            <text:p>Se debe de crear la arquitectura con la cual se implementara el sistema</text:p>
          </table:table-cell>
          <table:table-cell table:style-name="ce19" office:value-type="float" office:value="18">
            <text:p>18</text:p>
          </table:table-cell>
          <table:table-cell table:style-name="ce21" table:formula="of:=[.G6]/[Descripción.C25]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3">
            <text:p>3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Seguridad</text:p>
          </table:table-cell>
          <table:table-cell office:value-type="string">
            <text:p>Configuración de Srping-Security</text:p>
          </table:table-cell>
          <table:table-cell office:value-type="string">
            <text:p>Se debe de realizar la configuración e integración de Spring Security con el resto de frameworks</text:p>
          </table:table-cell>
          <table:table-cell office:value-type="float" office:value="6">
            <text:p>6</text:p>
          </table:table-cell>
          <table:table-cell table:formula="of:=[.G7]/[Descripción.C25]" office:value-type="float" office:value="2">
            <text:p>2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Creación de roles</text:p>
          </table:table-cell>
          <table:table-cell table:style-name="ce16" office:value-type="string">
            <text:p>Se deben de crear todos los roles con los que contara el sistema</text:p>
          </table:table-cell>
          <table:table-cell table:style-name="ce19"/>
          <table:table-cell table:style-name="ce21" table:formula="of:=[.G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5">
            <text:p>5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perfiles</text:p>
          </table:table-cell>
          <table:table-cell office:value-type="string">
            <text:p>Se deben agrupar roles en perfiles para facilitar la asignación de permisos a los usuarios</text:p>
          </table:table-cell>
          <table:table-cell/>
          <table:table-cell table:formula="of:=[.G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Mapeo de roles a funcionalidades del sistema</text:p>
          </table:table-cell>
          <table:table-cell table:style-name="ce16" office:value-type="string">
            <text:p>Asignar que roles pueden acceder a las funcionalidades del sistema</text:p>
          </table:table-cell>
          <table:table-cell table:style-name="ce19"/>
          <table:table-cell table:style-name="ce21" table:formula="of:=[.G1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7">
            <text:p>7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table:number-columns-repeated="2" office:value-type="string">
            <text:p>Asignación de perfiles a usuarios</text:p>
          </table:table-cell>
          <table:table-cell/>
          <table:table-cell table:formula="of:=[.G1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BC de Área-Estudio</text:p>
          </table:table-cell>
          <table:table-cell table:style-name="ce16"/>
          <table:table-cell table:style-name="ce19"/>
          <table:table-cell table:style-name="ce21" table:formula="of:=[.G1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9">
            <text:p>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rear Pensum</text:p>
          </table:table-cell>
          <table:table-cell office:value-type="string">
            <text:p>Funcionalidad para agregar nuevo pensum, también se incluye la asignación de cursos y áreas de estudio al pensum</text:p>
          </table:table-cell>
          <table:table-cell/>
          <table:table-cell table:formula="of:=[.G1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signación de carrera simultánea</text:p>
          </table:table-cell>
          <table:table-cell table:style-name="ce16"/>
          <table:table-cell table:style-name="ce19"/>
          <table:table-cell table:style-name="ce21" table:formula="of:=[.G1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1">
            <text:p>1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ambio de carrera</text:p>
          </table:table-cell>
          <table:table-cell/>
          <table:table-cell/>
          <table:table-cell table:formula="of:=[.G1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BC de Estudiante</text:p>
          </table:table-cell>
          <table:table-cell table:style-name="ce16" office:value-type="string">
            <text:p>Se incluye la creación de usuario y la asignación de carrera</text:p>
          </table:table-cell>
          <table:table-cell table:style-name="ce19"/>
          <table:table-cell table:style-name="ce21" table:formula="of:=[.G1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En Curso</text:p>
          </table:table-cell>
          <table:table-cell table:style-name="ce25"/>
        </table:table-row>
        <table:table-row table:style-name="ro6">
          <table:table-cell/>
          <table:table-cell office:value-type="float" office:value="13">
            <text:p>1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BC de Documento</text:p>
          </table:table-cell>
          <table:table-cell/>
          <table:table-cell/>
          <table:table-cell table:formula="of:=[.G1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documentos son la papelería de requisito</text:p>
          </table:table-cell>
        </table:table-row>
        <table:table-row table:style-name="ro5">
          <table:table-cell/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signación de documentos entregados</text:p>
          </table:table-cell>
          <table:table-cell table:style-name="ce16"/>
          <table:table-cell table:style-name="ce19"/>
          <table:table-cell table:style-name="ce21" table:formula="of:=[.G1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Estos documentos son la papelería de requisito</text:p>
          </table:table-cell>
        </table:table-row>
        <table:table-row table:style-name="ro5">
          <table:table-cell/>
          <table:table-cell office:value-type="float" office:value="15">
            <text:p>1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gregar Curso-Extra a Estudiante</text:p>
          </table:table-cell>
          <table:table-cell/>
          <table:table-cell/>
          <table:table-cell table:formula="of:=[.G1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son los cursos de computación, lenguas y otros</text:p>
          </table:table-cell>
        </table:table-row>
        <table:table-row table:style-name="ro5">
          <table:table-cell/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Editar información personal por él mismo</text:p>
          </table:table-cell>
          <table:table-cell table:style-name="ce16"/>
          <table:table-cell table:style-name="ce19"/>
          <table:table-cell table:style-name="ce21" table:formula="of:=[.G2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7">
            <text:p>17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ABC de Catedráticos</text:p>
          </table:table-cell>
          <table:table-cell table:style-name="ce16" office:value-type="string">
            <text:p>Se incluye la creación de usuario y la asignación de escuela</text:p>
          </table:table-cell>
          <table:table-cell table:style-name="ce19"/>
          <table:table-cell table:style-name="ce21" table:formula="of:=[.G2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9">
            <text:p>19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Cambiar usuario y contraseña</text:p>
          </table:table-cell>
          <table:table-cell table:style-name="ce16"/>
          <table:table-cell table:style-name="ce19"/>
          <table:table-cell table:style-name="ce21" table:formula="of:=[.G2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1">
            <text:p>2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Cursos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content-validation-name="val3" office:value-type="string">
            <text:p>Mario Batres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6">
          <table:table-cell/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4" office:value-type="string">
            <text:p>ABC de Indicadores</text:p>
          </table:table-cell>
          <table:table-cell table:style-name="ce16"/>
          <table:table-cell table:style-name="ce19"/>
          <table:table-cell table:style-name="ce21" table:formula="of:=[.G2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3">
            <text:p>2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gregar Programa-Curso</text:p>
          </table:table-cell>
          <table:table-cell office:value-type="string">
            <text:p>Se incluye la asignación de indicadores</text:p>
          </table:table-cell>
          <table:table-cell/>
          <table:table-cell table:formula="of:=[.G2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Cuando se agrega un programa nuevo debe de desactivar el programa anterior</text:p>
          </table:table-cell>
        </table:table-row>
        <table:table-row table:style-name="ro6">
          <table:table-cell/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Horario</text:p>
          </table:table-cell>
          <table:table-cell table:style-name="ce14" office:value-type="string">
            <text:p>ABC de Salón</text:p>
          </table:table-cell>
          <table:table-cell table:style-name="ce16"/>
          <table:table-cell table:style-name="ce19"/>
          <table:table-cell table:style-name="ce21" table:formula="of:=[.G2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7">
          <table:table-cell/>
          <table:table-cell office:value-type="float" office:value="25">
            <text:p>2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Horario</text:p>
          </table:table-cell>
          <table:table-cell office:value-type="string">
            <text:p>Crear Horario</text:p>
          </table:table-cell>
          <table:table-cell/>
          <table:table-cell/>
          <table:table-cell table:formula="of:=[.G2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</table:table-row>
        <table:table-row table:style-name="ro6">
          <table:table-cell/>
          <table:table-cell table:style-name="ce11" office:value-type="float" office:value="26">
            <text:p>26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4" office:value-type="string">
            <text:p>Crear Semestre</text:p>
          </table:table-cell>
          <table:table-cell table:style-name="ce16"/>
          <table:table-cell table:style-name="ce19"/>
          <table:table-cell table:style-name="ce21" table:formula="of:=[.G3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Se debe seleccionar automáticamente el año y número del semestre</text:p>
          </table:table-cell>
        </table:table-row>
        <table:table-row table:style-name="ro6">
          <table:table-cell/>
          <table:table-cell office:value-type="float" office:value="27">
            <text:p>27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Calendario-Actividades</text:p>
          </table:table-cell>
          <table:table-cell/>
          <table:table-cell/>
          <table:table-cell table:formula="of:=[.G3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valuar la posibilidad de que se agregue la opción de "Editar"</text:p>
          </table:table-cell>
        </table:table-row>
        <table:table-row table:style-name="ro6">
          <table:table-cell/>
          <table:table-cell table:style-name="ce11" office:value-type="float" office:value="28">
            <text:p>28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Tipo-Asignación</text:p>
          </table:table-cell>
          <table:table-cell table:style-name="ce16"/>
          <table:table-cell table:style-name="ce19"/>
          <table:table-cell table:style-name="ce21" table:formula="of:=[.G3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9">
            <text:p>2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Asignación</text:p>
          </table:table-cell>
          <table:table-cell/>
          <table:table-cell/>
          <table:table-cell table:formula="of:=[.G3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0">
            <text:p>3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más cursos a un asignación ya hecha</text:p>
          </table:table-cell>
          <table:table-cell table:style-name="ce16"/>
          <table:table-cell table:style-name="ce19"/>
          <table:table-cell table:style-name="ce21" table:formula="of:=[.G3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1">
            <text:p>3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Desasignación</text:p>
          </table:table-cell>
          <table:table-cell/>
          <table:table-cell/>
          <table:table-cell table:formula="of:=[.G3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2">
            <text:p>3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semestre/vacaciones</text:p>
          </table:table-cell>
          <table:table-cell table:style-name="ce16"/>
          <table:table-cell table:style-name="ce19"/>
          <table:table-cell table:style-name="ce21" table:formula="of:=[.G3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3">
            <text:p>3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de retrasadas</text:p>
          </table:table-cell>
          <table:table-cell/>
          <table:table-cell/>
          <table:table-cell table:formula="of:=[.G3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34">
            <text:p>3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extraordinarias</text:p>
          </table:table-cell>
          <table:table-cell table:style-name="ce16"/>
          <table:table-cell table:style-name="ce19"/>
          <table:table-cell table:style-name="ce21" table:formula="of:=[.G3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8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3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8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8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8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8">
          <table:table-cell/>
          <table:table-cell table:style-name="ce12" table:number-columns-repeated="4"/>
          <table:table-cell table:style-name="ce17" office:value-type="string">
            <text:p>Total</text:p>
          </table:table-cell>
          <table:table-cell table:style-name="ce12" table:formula="of:=SUM([.G5:.G42])" office:value-type="float" office:value="55">
            <text:p>55</text:p>
          </table:table-cell>
          <table:table-cell table:style-name="ce12" table:formula="of:=SUM([.H5:.H42])" office:value-type="float" office:value="17">
            <text:p>17</text:p>
          </table:table-cell>
          <table:table-cell table:style-name="ce12" table:number-columns-repeated="4"/>
        </table:table-row>
      </table:table>
      <table:database-ranges>
        <table:database-range table:name="Prioridad" table:target-range-address="Backlog.C5:Backlog.C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19:00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0-05-03T19:00:58</dc:date>
    <dc:creator>Mario Batres</dc:creator>
    <meta:editing-duration>PT08H35M09S</meta:editing-duration>
    <meta:editing-cycles>15</meta:editing-cycles>
    <meta:generator>OpenOffice.org/3.1$Unix OpenOffice.org_project/310m19$Build-9420</meta:generator>
    <meta:document-statistic meta:table-count="2" meta:cell-count="308" meta:object-count="0"/>
  </office:meta>
</office:document-meta>
</file>